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03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dex" table:style-name="ta1">
        <table:shapes>
          <draw:frame draw:z-index="0" draw:style-name="gr1" draw:text-style-name="P1" svg:width="453.51pt" svg:height="255.09pt" svg:x="179.46pt" svg:y="7.8pt">
            <draw:object draw:notify-on-update-of-ranges="Index.A1:Index.A16 Index.B1:Index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35316659375027" calcext:value-type="float">
            <text:p>0.0535316659375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89594155903839" calcext:value-type="float">
            <text:p>0.0389594155903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76934888719772" calcext:value-type="float">
            <text:p>0.0376934888719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75206953896003" calcext:value-type="float">
            <text:p>0.03752069538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52008509772636" calcext:value-type="float">
            <text:p>0.0352008509772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52510958905788" calcext:value-type="float">
            <text:p>0.0352510958905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5084429836655" calcext:value-type="float">
            <text:p>0.0350844298366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333197304421675" calcext:value-type="float">
            <text:p>0.0333197304421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41493842547147" calcext:value-type="float">
            <text:p>0.0341493842547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342204624247705" calcext:value-type="float">
            <text:p>0.0342204624247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36555135213964" calcext:value-type="float">
            <text:p>0.0336555135213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35807588942688" calcext:value-type="float">
            <text:p>0.0335807588942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338074737470328" calcext:value-type="float">
            <text:p>0.0338074737470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4605264931624" calcext:value-type="float">
            <text:p>0.0346052649316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38479147748231" calcext:value-type="float">
            <text:p>0.0338479147748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26959582256438" calcext:value-type="float">
            <text:p>0.0326959582256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22:17:31.42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4T22:36:26.516000000</dc:date>
    <meta:editing-duration>PT10M11S</meta:editing-duration>
    <meta:editing-cycles>2</meta:editing-cycles>
    <meta:generator>LibreOffice/6.2.2.2$Windows_X86_64 LibreOffice_project/2b840030fec2aae0fd2658d8d4f9548af4e3518d</meta:generator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Index.A1:Index.B16" chart:data-source-has-labels="column" svg:x="0.32cm" svg:y="0.18cm" svg:width="12.323cm" svg:height="8.64cm">
          <chartooo:coordinate-region svg:x="1.232cm" svg:y="0.379cm" svg:width="11.224cm" svg:height="7.794cm"/>
          <chart:axis chart:dimension="x" chart:name="primary-x" chart:style-name="ch4" chartooo:axis-type="auto">
            <chartooo:date-scale/>
            <chart:categories table:cell-range-address="Index.A1:Index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ndex.B1:Index.B16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ndex.A1:Index.A16</svg:desc>
                </draw:g>
              </table:table-cell>
              <table:table-cell office:value-type="float" office:value="0.0535316659375027">
                <text:p>0.0535316659375027</text:p>
                <draw:g>
                  <svg:desc>Index.B1:Index.B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389594155903839">
                <text:p>0.038959415590383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376934888719772">
                <text:p>0.03769348887197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375206953896003">
                <text:p>0.03752069538960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352008509772636">
                <text:p>0.03520085097726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52510958905788">
                <text:p>0.035251095890578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35084429836655">
                <text:p>0.03508442983665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333197304421675">
                <text:p>0.03331973044216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341493842547147">
                <text:p>0.03414938425471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342204624247705">
                <text:p>0.034220462424770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336555135213964">
                <text:p>0.03365551352139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335807588942688">
                <text:p>0.033580758894268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338074737470328">
                <text:p>0.033807473747032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34605264931624">
                <text:p>0.0346052649316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338479147748231">
                <text:p>0.03384791477482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326959582256438">
                <text:p>0.03269595822564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